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pendencyModel.getValueAt( int rowIndex , int columnIndex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">
            <text:p text:style-name="Table_20_Contents">1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PermissionDependentsPanel.getSouth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pendencyModel.getRow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missionDependentsPanel.actionPerformed( java . awt . event . ActionEvent 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DependencyModel.getColum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missionDependentsPanel.setSelectedNode( DefaultMutableTreeNode nod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">
            <text:p text:style-name="Table_20_Contents">6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PermissionDependentsPanel.getJScrollPa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ependencyModel.getColumnName( int column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missionDependentsPanel.getRemoveButton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">
            <text:p text:style-name="Table_20_Contents">1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PermissionDependentsPanel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ermissionDependentsPanel.PermissionDependents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ermissionDependentsPanel.getDependentsT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ermissionDependentsPanel.getCenter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